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Good" style:data-style-name="N0">
      <style:table-cell-properties style:vertical-align="middle" fo:background-color="#92D050" style:repeat-content="false"/>
      <style:paragraph-properties fo:text-align="center"/>
      <style:text-properties fo:color="#000000"/>
    </style:style>
    <style:style style:name="ce3" style:family="table-cell" style:parent-style-name="Normal_32_2" style:data-style-name="N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Normal_32_2" style:data-style-name="N0">
      <style:table-cell-properties style:vertical-align="middle" fo:background-color="#FF3333" style:repeat-content="false"/>
      <style:paragraph-properties fo:text-align="center"/>
      <style:text-properties style:font-name="Arial" style:font-name-asian="Arial" style:font-name-complex="Arial"/>
    </style:style>
    <style:style style:name="ce6" style:family="table-cell" style:parent-style-name="Normal_32_2" style:data-style-name="N0">
      <style:table-cell-properties style:vertical-align="middle" fo:background-color="#66FF00" style:repeat-content="false"/>
      <style:paragraph-properties fo:text-align="center"/>
      <style:text-properties style:font-name="Arial" style:font-name-asian="Arial" style:font-name-complex="Arial"/>
    </style:style>
    <style:style style:name="ce7" style:family="table-cell" style:parent-style-name="Neutral" style:data-style-name="N0">
      <style:table-cell-properties style:vertical-align="middle" fo:background-color="#FFEB9C" style:repeat-content="false"/>
      <style:paragraph-properties fo:text-align="center"/>
      <style:text-properties fo:color="#9C5700"/>
    </style:style>
    <style:style style:name="co1" style:family="table-column">
      <style:table-column-properties fo:break-before="auto" style:column-width="1.6139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4"/>
        <table:table-row table:style-name="ro1">
          <table:table-cell office:value-type="string" table:style-name="ce3">
            <text:p>A</text:p>
          </table:table-cell>
          <table:table-cell office:value-type="string" table:style-name="ce3">
            <text:p>B</text:p>
          </table:table-cell>
          <table:table-cell office:value-type="string" table:style-name="ce3">
            <text:p>C</text:p>
          </table:table-cell>
          <table:table-cell office:value-type="string" table:style-name="ce3">
            <text:p>D</text:p>
          </table:table-cell>
          <table:table-cell office:value-type="string" table:style-name="ce3">
            <text:p>E</text:p>
          </table:table-cell>
          <table:table-cell office:value-type="string" table:style-name="ce3">
            <text:p>F</text:p>
          </table:table-cell>
          <table:table-cell office:value-type="string" table:style-name="ce3">
            <text:p>G</text:p>
          </table:table-cell>
          <table:table-cell office:value-type="string" table:style-name="ce3">
            <text:p>H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5"/>
          <table:table-cell office:value-type="string" table:style-name="ce2">
            <text:p>-</text:p>
          </table:table-cell>
          <table:table-cell table:number-columns-repeated="4" table:style-name="ce5"/>
          <table:table-cell office:value-type="string" table:style-name="ce7">
            <text:p>-</text:p>
          </table:table-cell>
          <table:table-cell table:number-columns-repeated="16376"/>
        </table:table-row>
        <table:table-row table:style-name="ro1">
          <table:table-cell table:number-columns-repeated="2" table:style-name="ce5"/>
          <table:table-cell office:value-type="string" table:style-name="ce7">
            <text:p>-</text:p>
          </table:table-cell>
          <table:table-cell table:number-columns-repeated="5" table:style-name="ce5"/>
          <table:table-cell table:number-columns-repeated="16376"/>
        </table:table-row>
        <table:table-row table:style-name="ro1">
          <table:table-cell table:number-columns-repeated="4" table:style-name="ce5"/>
          <table:table-cell office:value-type="string" table:style-name="ce7">
            <text:p>-</text:p>
          </table:table-cell>
          <table:table-cell table:number-columns-repeated="3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5"/>
          <table:table-cell office:value-type="string" table:style-name="ce7">
            <text:p>-</text:p>
          </table:table-cell>
          <table:table-cell table:number-columns-repeated="2" table:style-name="ce5"/>
          <table:table-cell table:number-columns-repeated="16376"/>
        </table:table-row>
        <table:table-row table:style-name="ro1">
          <table:table-cell table:style-name="ce5"/>
          <table:table-cell office:value-type="string" table:style-name="ce6">
            <text:p>-</text:p>
          </table:table-cell>
          <table:table-cell table:style-name="ce5"/>
          <table:table-cell office:value-type="string" table:style-name="ce7">
            <text:p>-</text:p>
          </table:table-cell>
          <table:table-cell table:number-columns-repeated="2" table:style-name="ce5"/>
          <table:table-cell office:value-type="string" table:style-name="ce6">
            <text:p>-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7">
            <text:p>A</text:p>
          </table:table-cell>
          <table:table-cell table:number-columns-repeated="7" table:style-name="ce5"/>
          <table:table-cell table:number-columns-repeated="16376"/>
        </table:table-row>
        <table:table-row table:style-name="ro1">
          <table:table-cell table:style-name="ce5"/>
          <table:table-cell office:value-type="string" table:style-name="ce7">
            <text:p>A</text:p>
          </table:table-cell>
          <table:table-cell table:style-name="ce5"/>
          <table:table-cell office:value-type="string" table:style-name="ce6">
            <text:p>-</text:p>
          </table:table-cell>
          <table:table-cell table:number-columns-repeated="4" table:style-name="ce5"/>
          <table:table-cell table:number-columns-repeated="16376"/>
        </table:table-row>
        <table:table-row table:style-name="ro1"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2" table:style-name="ce5"/>
          <table:table-cell office:value-type="string" table:style-name="ce6">
            <text:p>-</text:p>
          </table:table-cell>
          <table:table-cell table:style-name="ce5"/>
          <table:table-cell office:value-type="string" table:style-name="ce6">
            <text:p>-</text:p>
          </table:table-cell>
          <table:table-cell table:style-name="ce5"/>
          <table:table-cell table:number-columns-repeated="16376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Good" style:family="table-cell" style:data-style-name="N0">
      <style:table-cell-properties fo:background-color="#92D050"/>
      <style:text-properties fo:color="#000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Result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Patrice</meta:initial-creator>
    <dc:creator>Patrice</dc:creator>
    <meta:creation-date>2022-03-13T16:31:46Z</meta:creation-date>
    <dc:date>2022-06-02T19:45:00Z</dc:date>
  </office:meta>
</office:document-meta>
</file>